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79cm"/>
    </style:style>
    <style:style style:name="co3" style:family="table-column">
      <style:table-column-properties fo:break-before="auto" style:column-width="2.33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831cm"/>
    </style:style>
    <style:style style:name="co6" style:family="table-column">
      <style:table-column-properties fo:break-before="auto" style:column-width="1.663cm"/>
    </style:style>
    <style:style style:name="co7" style:family="table-column">
      <style:table-column-properties fo:break-before="auto" style:column-width="2.108cm"/>
    </style:style>
    <style:style style:name="co8" style:family="table-column">
      <style:table-column-properties fo:break-before="auto" style:column-width="2.164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192cm"/>
    </style:style>
    <style:style style:name="co11" style:family="table-column">
      <style:table-column-properties fo:break-before="auto" style:column-width="1.3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66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table:style-name="ce1"/>
          <table:table-cell office:value-type="string">
            <text:p>В-П(ЛЧ)</text:p>
          </table:table-cell>
          <table:table-cell office:value-type="string">
            <text:p>В-П(КУЕФА)</text:p>
          </table:table-cell>
          <table:table-cell office:value-type="string">
            <text:p>В-П(КК)</text:p>
          </table:table-cell>
          <table:table-cell office:value-type="string">
            <text:p>СК</text:p>
          </table:table-cell>
          <table:table-cell office:value-type="string">
            <text:p>В-П(всего)</text:p>
          </table:table-cell>
          <table:table-cell office:value-type="string">
            <text:p>В-П(ЛЧ в двойном)</text:p>
          </table:table-cell>
          <table:table-cell office:value-type="string">
            <text:p>Место</text:p>
          </table:table-cell>
          <table:table-cell office:value-type="string">
            <text:p>Без ЛЧ-минуса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ESP_Real_Madrid">Реал (Мадрид)</text:a></text:p>
          </table:table-cell>
          <table:table-cell office:value-type="float" office:value="160">
            <text:p>16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343">
            <text:p>34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SP_FC_Barcelona">Барселона (Барселона)</text:a></text:p>
          </table:table-cell>
          <table:table-cell office:value-type="float" office:value="127">
            <text:p>127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GER_Bayern_Muenchen">Бавария (Мюнхен)</text:a></text:p>
          </table:table-cell>
          <table:table-cell office:value-type="string">
            <text:p>123(83+40)</text:p>
          </table:table-cell>
          <table:table-cell office:value-type="string">
            <text:p>26(12+14)</text:p>
          </table:table-cell>
          <table:table-cell office:value-type="float" office:value="13">
            <text:p>13</text:p>
          </table:table-cell>
          <table:table-cell office:value-type="float" office:value="-3">
            <text:p>-3</text:p>
          </table:table-cell>
          <table:table-cell office:value-type="float" office:value="159">
            <text:p>159</text:p>
          </table:table-cell>
          <table:table-cell office:value-type="float" office:value="282">
            <text:p>282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 office:value-type="string">
            <text:p><text:a xlink:href="http://wildstat.ru/p/50/club/ITA_Juventus_Torino">Ювентус (Турин)</text:a>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218">
            <text:p>21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NG_Manchester_United">Манчестер Юнайтед (Манчестер)</text:a></text:p>
          </table:table-cell>
          <table:table-cell office:value-type="float" office:value="94">
            <text:p>9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-2">
            <text:p>-2</text:p>
          </table:table-cell>
          <table:table-cell office:value-type="float" office:value="114">
            <text:p>114</text:p>
          </table:table-cell>
          <table:table-cell office:value-type="float" office:value="208">
            <text:p>208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NG_Liverpool_FC">Ливерпуль (Ливерпуль)</text:a></text:p>
          </table:table-cell>
          <table:table-cell office:value-type="float" office:value="71">
            <text:p>71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ITA_AC_Milan">Милан (Милан)</text:a></text:p>
          </table:table-cell>
          <table:table-cell office:value-type="float" office:value="65">
            <text:p>65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08">
            <text:p>108</text:p>
          </table:table-cell>
          <table:table-cell office:value-type="float" office:value="173">
            <text:p>173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SP_Atletico_Madrid">Атлетико (Мадрид)</text:a>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08">
            <text:p>108</text:p>
          </table:table-cell>
          <table:table-cell office:value-type="float" office:value="145">
            <text:p>145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ENG_Chelsea_London">Челси (Лондон)</text:a>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31">
            <text:p>131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ITA_Inter_Milano">Интер (Милан)</text:a>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86">
            <text:p>86</text:p>
          </table:table-cell>
          <table:table-cell office:value-type="float" office:value="126">
            <text:p>126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HOL_Ajax_Amsterdam">Аякс (Амстердам)</text:a>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NG_Arsenal_London">Арсенал (Лондон)</text:a></text:p>
          </table:table-cell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79">
            <text:p>79</text:p>
          </table:table-cell>
          <table:table-cell office:value-type="float" office:value="123">
            <text:p>123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SP_FC_Valencia">Валенсия (Валенсия)</text:a></text:p>
          </table:table-cell>
          <table:table-cell office:value-type="float" office:value="21">
            <text:p>21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 office:value-type="string">
            <text:p><text:a xlink:href="http://wildstat.ru/p/50/club/POR_SL_Benfica_Lisboa">Бенфика (Лиссабон)</text:a>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99">
            <text:p>99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POR_FC_Porto">Порту (Порту)</text:a>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59">
            <text:p>59</text:p>
          </table:table-cell>
          <table:table-cell office:value-type="float" office:value="91">
            <text:p>91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FRA_Paris_St_Germain">Пари Сен-Жермен (Париж)</text:a></text:p>
          </table:table-cell>
          <table:table-cell office:value-type="float" office:value="29">
            <text:p>29</text:p>
          </table:table-cell>
          <table:table-cell table:number-columns-repeated="2" office:value-type="float" office:value="16">
            <text:p>16</text:p>
          </table:table-cell>
          <table:table-cell office:value-type="float" office:value="-2">
            <text:p>-2</text:p>
          </table:table-cell>
          <table:table-cell office:value-type="float" office:value="59">
            <text:p>59</text:p>
          </table:table-cell>
          <table:table-cell office:value-type="float" office:value="88">
            <text:p>88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office:value-type="string">
            <text:p>Тоттенхэм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GER_Borussia_Dortmund">Боруссия (Дортмунд)</text:a></text:p>
          </table:table-cell>
          <table:table-cell office:value-type="string">
            <text:p>22(21+1)</text:p>
          </table:table-cell>
          <table:table-cell office:value-type="string">
            <text:p>20(19+1)</text:p>
          </table:table-cell>
          <table:table-cell office:value-type="float" office:value="6">
            <text:p>6</text:p>
          </table:table-cell>
          <table:table-cell/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SCO_Celtic_Glasgow">Селтик (Глазго)</text:a></text:p>
          </table:table-cell>
          <table:table-cell office:value-type="float" office:value="24">
            <text:p>24</text:p>
          </table:table-cell>
          <table:table-cell table:number-columns-repeated="2" office:value-type="float" office:value="9">
            <text:p>9</text:p>
          </table:table-cell>
          <table:table-cell/>
          <table:table-cell office:value-type="float" office:value="42">
            <text:p>42</text:p>
          </table:table-cell>
          <table:table-cell office:value-type="float" office:value="66">
            <text:p>66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string">
            <text:p>севилья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UKR_Dynamo_Kyjv">Динамо (Киев)</text:a></text:p>
          </table:table-cell>
          <table:table-cell office:value-type="string">
            <text:p>16(-1+17)</text:p>
          </table:table-cell>
          <table:table-cell office:value-type="string">
            <text:p>15(9+6)</text:p>
          </table:table-cell>
          <table:table-cell office:value-type="float" office:value="16">
            <text:p>16</text:p>
          </table:table-cell>
          <table:table-cell/>
          <table:table-cell office:value-type="float" office:value="47">
            <text:p>47</text:p>
          </table:table-cell>
          <table:table-cell office:value-type="float" office:value="63">
            <text:p>63</text:p>
          </table:table-cell>
          <table:table-cell office:value-type="float" office:value="21">
            <text:p>21</text:p>
          </table:table-cell>
          <table:table-cell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string">
            <text:p>боруссия м</text:p>
          </table:table-cell>
          <table:table-cell office:value-type="string">
            <text:p>8(+10-2)</text:p>
          </table:table-cell>
          <table:table-cell office:value-type="string">
            <text:p>41(36+5)</text:p>
          </table:table-cell>
          <table:table-cell office:value-type="string">
            <text:p>5(3+2)</text:p>
          </table:table-cell>
          <table:table-cell/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  <table:table-cell office:value-type="float" office:value="62">
            <text:p>62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FRA_Olympique_Lyonnais">Лион (Лион)</text:a>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/>
          <table:table-cell office:value-type="float" office:value="42">
            <text:p>42</text:p>
          </table:table-cell>
          <table:table-cell office:value-type="float" office:value="61">
            <text:p>61</text:p>
          </table:table-cell>
          <table:table-cell office:value-type="float" office:value="23">
            <text:p>23</text:p>
          </table:table-cell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string">
            <text:p>гамбург</text:p>
          </table:table-cell>
          <table:table-cell office:value-type="string">
            <text:p>5(9-4)</text:p>
          </table:table-cell>
          <table:table-cell office:value-type="string">
            <text:p>33(14+19)</text:p>
          </table:table-cell>
          <table:table-cell office:value-type="float" office:value="13">
            <text:p>13</text:p>
          </table:table-cell>
          <table:table-cell/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 office:value-type="float" office:value="24">
            <text:p>24</text:p>
          </table:table-cell>
          <table:table-cell office:value-type="float" office:value="56">
            <text:p>5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YUG_Crvena_Zvezda_Beograd">Црвена Звезда (Белград)</text:a></text:p>
          </table:table-cell>
          <table:table-cell office:value-type="string">
            <text:p>24(22+2+0)</text:p>
          </table:table-cell>
          <table:table-cell office:value-type="string">
            <text:p>7(-2+1+8)</text:p>
          </table:table-cell>
          <table:table-cell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BEL_RSC_Anderlecht">Андерлехт (Брюссель)</text:a></text:p>
          </table:table-cell>
          <table:table-cell office:value-type="float" office:value="-15">
            <text:p>-15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/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 office:value-type="string">
            <text:p><text:a xlink:href="http://wildstat.ru/p/50/club/ENG_Manchester_City">Манчестер Сити (Манчестер)</text:a>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/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51">
            <text:p>51</text:p>
          </table:table-cell>
          <table:table-cell table:number-columns-repeated="3"/>
        </table:table-row>
        <table:table-row table:style-name="ro1">
          <table:table-cell office:value-type="string">
            <text:p>фиорентина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/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28">
            <text:p>28</text:p>
          </table:table-cell>
          <table:table-cell office:value-type="float" office:value="47">
            <text:p>47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лидс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/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string">
            <text:p>айнтрахт</text:p>
          </table:table-cell>
          <table:table-cell office:value-type="string">
            <text:p>4(4+0)</text:p>
          </table:table-cell>
          <table:table-cell office:value-type="string">
            <text:p>31(9+22)</text:p>
          </table:table-cell>
          <table:table-cell office:value-type="float" office:value="7">
            <text:p>7</text:p>
          </table:table-cell>
          <table:table-cell/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ITA_AS_Roma">Рома (Рим)</text:a></text:p>
          </table:table-cell>
          <table:table-cell office:value-type="float" office:value="-2">
            <text:p>-2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бордо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/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наполи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/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парма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HOL_PSV_Eindhoven">ПСВ (Эйндховен)</text:a></text:p>
          </table:table-cell>
          <table:table-cell office:value-type="float" office:value="-8">
            <text:p>-8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string">
            <text:p>кёльн</text:p>
          </table:table-cell>
          <table:table-cell office:value-type="float" office:value="5">
            <text:p>5</text:p>
          </table:table-cell>
          <table:table-cell office:value-type="string">
            <text:p>28(30-2)</text:p>
          </table:table-cell>
          <table:table-cell office:value-type="float" office:value="2">
            <text:p>2</text:p>
          </table:table-cell>
          <table:table-cell/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зенит</text:p>
          </table:table-cell>
          <table:table-cell office:value-type="string">
            <text:p>7(5+2)</text:p>
          </table:table-cell>
          <table:table-cell office:value-type="string">
            <text:p>25(28-3)</text:p>
          </table:table-cell>
          <table:table-cell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лацио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/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ньюкасл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table:number-columns-repeated="3" office:value-type="float" office:value="39">
            <text:p>39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шальке</text:p>
          </table:table-cell>
          <table:table-cell office:value-type="float" office:value="2">
            <text:p>2</text:p>
          </table:table-cell>
          <table:table-cell office:value-type="string">
            <text:p>28(26+2)</text:p>
          </table:table-cell>
          <table:table-cell office:value-type="float" office:value="6">
            <text:p>6</text:p>
          </table:table-cell>
          <table:table-cell/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Спортинг</text:p>
          </table:table-cell>
          <table:table-cell office:value-type="float" office:value="-20">
            <text:p>-20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/>
          <table:table-cell office:value-type="float" office:value="18">
            <text:p>18</text:p>
          </table:table-cell>
          <table:table-cell office:value-type="float" office:value="-2">
            <text:p>-2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SCO_Glasgow_Rangers">Глазго Рейнджерс (Глазго)</text:a>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/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вильяреал</text:p>
          </table:table-cell>
          <table:table-cell office:value-type="float" office:value="-4">
            <text:p>-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рб зальцбург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-2">
            <text:p>-2</text:p>
          </table:table-cell>
          <table:table-cell/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легия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2">
          <table:table-cell office:value-type="string">
            <text:p>штутгарт</text:p>
          </table:table-cell>
          <table:table-cell office:value-type="string">
            <text:p>-3<text:span text:style-name="T1">(</text:span>-3-0<text:span text:style-name="T1">)</text:span></text:p>
          </table:table-cell>
          <table:table-cell office:value-type="string">
            <text:p>30(14+16)</text:p>
          </table:table-cell>
          <table:table-cell office:value-type="string">
            <text:p>3(4-1)</text:p>
          </table:table-cell>
          <table:table-cell/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46">
            <text:p>46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2">
          <table:table-cell table:style-name="ce1" office:value-type="string">
            <text:p><text:a xlink:href="http://wildstat.ru/p/50/club/RUS_Spartak_Moskva">Спартак (Москва)</text:a></text:p>
          </table:table-cell>
          <table:table-cell office:value-type="string">
            <text:p>-11<text:span text:style-name="T1">(</text:span>-12+1<text:span text:style-name="T1">)</text:span></text:p>
          </table:table-cell>
          <table:table-cell office:value-type="string">
            <text:p>24(18+6)</text:p>
          </table:table-cell>
          <table:table-cell office:value-type="string">
            <text:p>6(5+1)</text:p>
          </table:table-cell>
          <table:table-cell/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аз</text:p>
          </table:table-cell>
          <table:table-cell office:value-type="float" office:value="-1">
            <text:p>-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UKR_Shahtar_Donetsk">Шахтер (Донецк)</text:a></text:p>
          </table:table-cell>
          <table:table-cell office:value-type="float" office:value="2">
            <text:p>2</text:p>
          </table:table-cell>
          <table:table-cell office:value-type="string">
            <text:p>21(18+3)</text:p>
          </table:table-cell>
          <table:table-cell office:value-type="string">
            <text:p>3(1+2)</text:p>
          </table:table-cell>
          <table:table-cell office:value-type="float" office:value="-1">
            <text:p>-1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сарагоса</text:p>
          </table:table-cell>
          <table:table-cell office:value-type="string">
            <text:p>x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table:number-columns-repeated="2"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HOL_Feyenoord_Rotterdam">Фейеноорд (Роттердам)</text:a>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office:value-type="string">
            <text:p>Атлетик Бильбао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вердер</text:p>
          </table:table-cell>
          <table:table-cell office:value-type="string">
            <text:p>2(0+2)</text:p>
          </table:table-cell>
          <table:table-cell office:value-type="string">
            <text:p>17(11+6)</text:p>
          </table:table-cell>
          <table:table-cell office:value-type="string">
            <text:p>4(7-3)</text:p>
          </table:table-cell>
          <table:table-cell office:value-type="float" office:value="-1">
            <text:p>-1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BEL_Club_Brugge_KV">Брюгге (Брюгге)</text:a></text:p>
          </table:table-cell>
          <table:table-cell office:value-type="float" office:value="-6">
            <text:p>-6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/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генк</text:p>
          </table:table-cell>
          <table:table-cell office:value-type="float" office:value="-9">
            <text:p>-9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/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стандард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/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эспальол</text:p>
          </table:table-cell>
          <table:table-cell table:formula="of:=---b#ссыл!" office:value-type="string" office:string-value="Ошибка:509">
            <text:p>Ошибка:509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24">
            <text:p>24</text:p>
          </table:table-cell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ипсвич</text:p>
          </table:table-cell>
          <table:table-cell table:style-name="Default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эвертон</text:p>
          </table:table-cell>
          <table:table-cell/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23">
            <text:p>23</text:p>
          </table:table-cell>
          <table:table-cell/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дукла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/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GER_Bayer_Leverkusen">Байер (Леверкузен)</text:a></text:p>
          </table:table-cell>
          <table:table-cell office:value-type="float" office:value="-3">
            <text:p>-3</text:p>
          </table:table-cell>
          <table:table-cell office:value-type="string">
            <text:p>20(13+7)</text:p>
          </table:table-cell>
          <table:table-cell office:value-type="float" office:value="2">
            <text:p>2</text:p>
          </table:table-cell>
          <table:table-cell/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/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ноттингем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/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ференцварош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/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/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астон вилла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FRA_Olympique_Marseille">Олимпик (Марсель)</text:a>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FRA_AS_Monaco">Монако (Монте-Карло)</text:a></text:p>
          </table:table-cell>
          <table:table-cell office:value-type="float" office:value="-2">
            <text:p>-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ROU_Steaua_Bucuresti">Стяуа (Бухарест)</text:a>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GRE_Olympiakos_Pireus">Олимпиакос (Пирей)</text:a></text:p>
          </table:table-cell>
          <table:table-cell office:value-type="float" office:value="-15">
            <text:p>-15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/>
          <table:table-cell office:value-type="float" office:value="-9">
            <text:p>-9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TUR_Galatasaray_Istanbul">Галатасарай (Стамбул)</text:a></text:p>
          </table:table-cell>
          <table:table-cell office:value-type="float" office:value="-15">
            <text:p>-1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/>
          <table:table-cell office:value-type="float" office:value="-10">
            <text:p>-10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NOR_Rosenborg_Trondheim">Русенборг (Тронхейм)</text:a>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/>
          <table:table-cell office:value-type="float" office:value="-9">
            <text:p>-9</text:p>
          </table:table-cell>
          <table:table-cell table:number-columns-repeated="2"/>
          <table:table-cell office:value-type="float" office:value="-3">
            <text:p>-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3">
          <table:table-cell table:style-name="ce2" office:value-type="string">
            <text:p><text:a xlink:href="http://wildstat.ru/p/51/club/FRG_1_FC_Kaiserslautern">Кайзерслаутерн</text:a></text:p>
          </table:table-cell>
          <table:table-cell office:value-type="string">
            <text:p>2(1+1)</text:p>
          </table:table-cell>
          <table:table-cell office:value-type="string">
            <text:p>9(7+2)</text:p>
          </table:table-cell>
          <table:table-cell office:value-type="string">
            <text:p>0(0+0)</text:p>
          </table:table-cell>
          <table:table-cell/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GRE_Panathinaikos_Athinai">Панатинаикос (Афины)</text:a></text:p>
          </table:table-cell>
          <table:table-cell office:value-type="float" office:value="-14">
            <text:p>-14</text:p>
          </table:table-cell>
          <table:table-cell table:number-columns-repeated="2" office:value-type="float" office:value="-1">
            <text:p>-1</text:p>
          </table:table-cell>
          <table:table-cell/>
          <table:table-cell office:value-type="float" office:value="-16">
            <text:p>-16</text:p>
          </table:table-cell>
          <table:table-cell table:number-columns-repeated="2"/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CRO_Dinamo_Zagreb">Динамо (Загреб)</text:a></text:p>
          </table:table-cell>
          <table:table-cell office:value-type="float" office:value="6">
            <text:p>6</text:p>
          </table:table-cell>
          <table:table-cell office:value-type="string">
            <text:p>1(4-3)</text:p>
          </table:table-cell>
          <table:table-cell office:value-type="float" office:value="-3">
            <text:p>-3</text:p>
          </table:table-cell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SUI_FC_Basel">Базель (Базель)</text:a>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-3">
            <text:p>-3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боавишта</text:p>
          </table:table-cell>
          <table:table-cell table:style-name="Default" office:value-type="float" office:value="-2">
            <text:p>-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BUL_CSKA_Sofia">ЦСКА (София)</text:a>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9"/>
        </table:table-row>
        <table:table-row table:style-name="ro1">
          <table:table-cell table:style-name="ce1" office:value-type="string">
            <text:p><text:a xlink:href="http://wildstat.ru/p/50/club/BLR_BATE_Borisov">БАТЭ (Борисов)</text:a></text:p>
          </table:table-cell>
          <table:table-cell office:value-type="float" office:value="2">
            <text:p>2</text:p>
          </table:table-cell>
          <table:table-cell office:value-type="float" office:value="-8">
            <text:p>-8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DEN_FC_Koebenhavn">Копенгаген (Копенгаген)</text:a>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/>
          <table:table-cell office:value-type="float" office:value="16">
            <text:p>16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CZE_Sparta_Praha">Спарта (Прага)</text:a></text:p>
          </table:table-cell>
          <table:table-cell office:value-type="float" office:value="-9">
            <text:p>-9</text:p>
          </table:table-cell>
          <table:table-cell office:value-type="string">
            <text:p>9(11-2)</text:p>
          </table:table-cell>
          <table:table-cell office:value-type="string">
            <text:p>4(3+1)</text:p>
          </table:table-cell>
          <table:table-cell/>
          <table:table-cell office:value-type="float" office:value="4">
            <text:p>4</text:p>
          </table:table-cell>
          <table:table-cell office:value-type="float" office:value="-5">
            <text:p>-5</text:p>
          </table:table-cell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2">
          <table:table-cell table:style-name="ce1" office:value-type="string">
            <text:p><text:a xlink:href="http://wildstat.ru/p/50/club/RUS_CSKA_Moskva">ЦСКА (Москва)</text:a></text:p>
          </table:table-cell>
          <table:table-cell office:value-type="string">
            <text:p>-12<text:span text:style-name="T1">(</text:span>-13+1<text:span text:style-name="T1">)</text:span></text:p>
          </table:table-cell>
          <table:table-cell office:value-type="string">
            <text:p>15(14+1)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-9">
            <text:p>-9</text:p>
          </table:table-cell>
          <table:table-cell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SWE_IFK_Goeteborg">Гетеборг (Гетеборг)</text:a>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/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TUR_Fenerbahce_Istanbul">Фенербахче (Стамбул)</text:a></text:p>
          </table:table-cell>
          <table:table-cell office:value-type="float" office:value="-21">
            <text:p>-21</text:p>
          </table:table-cell>
          <table:table-cell office:value-type="float" office:value="9">
            <text:p>9</text:p>
          </table:table-cell>
          <table:table-cell office:value-type="float" office:value="-2">
            <text:p>-2</text:p>
          </table:table-cell>
          <table:table-cell/>
          <table:table-cell office:value-type="float" office:value="-14">
            <text:p>-14</text:p>
          </table:table-cell>
          <table:table-cell office:value-type="float" office:value="-35">
            <text:p>-35</text:p>
          </table:table-cell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CYP_Apoel_Nikosia">АПОЭЛ (Никосия)</text:a></text:p>
          </table:table-cell>
          <table:table-cell office:value-type="float" office:value="-12">
            <text:p>-12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SLO_Maribor_Branik">Марибор (Марибор)</text:a>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локомотив лейпциг</text:p>
          </table:table-cell>
          <table:table-cell table:style-name="Default"/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страсбур</text:p>
          </table:table-cell>
          <table:table-cell table:style-name="Default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рб лейпциг</text:p>
          </table:table-cell>
          <table:table-cell table:style-name="Default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x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рапид вена</text:p>
          </table:table-cell>
          <table:table-cell office:value-type="float" office:value="-2">
            <text:p>-2</text:p>
          </table:table-cell>
          <table:table-cell office:value-type="float" office:value="-6">
            <text:p>-6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float" office:value="-6">
            <text:p>-6</text:p>
          </table:table-cell>
          <table:table-cell office:value-type="float" office:value="-8">
            <text:p>-8</text:p>
          </table:table-cell>
          <table:table-cell/>
          <table:table-cell office:value-type="float" office:value="-4">
            <text:p>-4</text:p>
          </table:table-cell>
          <table:table-cell table:number-columns-repeated="3"/>
        </table:table-row>
        <table:table-row table:style-name="ro1">
          <table:table-cell office:value-type="string">
            <text:p>абердин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уйпешт</text:p>
          </table:table-cell>
          <table:table-cell table:style-name="Default"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 office:value-type="float" office:value="-5">
            <text:p>-5</text:p>
          </table:table-cell>
          <table:table-cell/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депортиво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2">
          <table:table-cell office:value-type="string">
            <text:p>слован</text:p>
          </table:table-cell>
          <table:table-cell table:style-name="Default" office:value-type="string">
            <text:p>-1<text:span text:style-name="T1">(</text:span>0-1<text:span text:style-name="T1">)</text:span></text:p>
          </table:table-cell>
          <table:table-cell office:value-type="string">
            <text:p>3(0+3)</text:p>
          </table:table-cell>
          <table:table-cell office:value-type="string">
            <text:p>5(6-1)</text:p>
          </table:table-cell>
          <table:table-cell office:value-type="string">
            <text:p>x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видзев</text:p>
          </table:table-cell>
          <table:table-cell table:style-name="Default" office:value-type="float" office:value="-6">
            <text:p>-6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-8">
            <text:p>-8</text:p>
          </table:table-cell>
          <table:table-cell office:value-type="float" office:value="-14">
            <text:p>-14</text:p>
          </table:table-cell>
          <table:table-cell/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аустрия вена</text:p>
          </table:table-cell>
          <table:table-cell table:style-name="Default" office:value-type="float" office:value="-7">
            <text:p>-7</text:p>
          </table:table-cell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string">
            <text:p>x</text:p>
          </table:table-cell>
          <table:table-cell office:value-type="float" office:value="-10">
            <text:p>-10</text:p>
          </table:table-cell>
          <table:table-cell office:value-type="float" office:value="-17">
            <text:p>-17</text:p>
          </table:table-cell>
          <table:table-cell/>
          <table:table-cell office:value-type="float" office:value="-3">
            <text:p>-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карабах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локомотив</text:p>
          </table:table-cell>
          <table:table-cell office:value-type="float" office:value="-9">
            <text:p>-9</text:p>
          </table:table-cell>
          <table:table-cell table:number-columns-repeated="10"/>
        </table:table-row>
        <table:table-row table:style-name="ro1">
          <table:table-cell office:value-type="string">
            <text:p>спартак трнава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реймс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хайдук</text:p>
          </table:table-cell>
          <table:table-cell office:value-type="string">
            <text:p>6(8-2)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хапоэль БШ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паок</text:p>
          </table:table-cell>
          <table:table-cell/>
          <table:table-cell office:value-type="float" office:value="6">
            <text:p>6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брённбю</text:p>
          </table:table-cell>
          <table:table-cell office:value-type="float" office:value="-4">
            <text:p>-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/>
          <table:table-cell office:value-type="float" office:value="15">
            <text:p>15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бешикташ</text:p>
          </table:table-cell>
          <table:table-cell office:value-type="float" office:value="-7">
            <text:p>-7</text:p>
          </table:table-cell>
          <table:table-cell office:value-type="float" office:value="9">
            <text:p>9</text:p>
          </table:table-cell>
          <table:table-cell office:value-type="float" office:value="-8">
            <text:p>-8</text:p>
          </table:table-cell>
          <table:table-cell office:value-type="string">
            <text:p>x</text:p>
          </table:table-cell>
          <table:table-cell office:value-type="float" office:value="-6">
            <text:p>-6</text:p>
          </table:table-cell>
          <table:table-cell office:value-type="float" office:value="-13">
            <text:p>-13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днепр</text:p>
          </table:table-cell>
          <table:table-cell office:value-type="string">
            <text:p>0(1-1)</text:p>
          </table:table-cell>
          <table:table-cell office:value-type="string">
            <text:p>13(15-2)</text:p>
          </table:table-cell>
          <table:table-cell table:number-columns-repeated="2" office:value-type="string">
            <text:p>x</text:p>
          </table:table-cell>
          <table:table-cell table:number-columns-repeated="2"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хапоэль та</text:p>
          </table:table-cell>
          <table:table-cell office:value-type="float" office:value="-1">
            <text:p>-1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x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данди юнайтед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string">
            <text:p>x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маккаби та</text:p>
          </table:table-cell>
          <table:table-cell/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осер</text:p>
          </table:table-cell>
          <table:table-cell office:value-type="float" office:value="-4">
            <text:p>-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твенте</text:p>
          </table:table-cell>
          <table:table-cell table:style-name="Default" office:value-type="float" office:value="-3">
            <text:p>-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office:value-type="float" office:value="11">
            <text:p>11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витория сетубал</text:p>
          </table:table-cell>
          <table:table-cell office:value-type="string">
            <text:p>x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сент-этьен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/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20(1/8)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Реал (Мадрид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Барселона (Барселона)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Бавария (Мюнхен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Ювентус (Турин)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office:value-type="float" office:value="23">
            <text:p>23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Атлетико (Мадрид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/>
          <table:table-cell office:value-type="float" office:value="23">
            <text:p>23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Челси (Лондон)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ПСЖ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Манчестер Сити (Манчестер)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Боруссия (Дортмунд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манчестер юнайтед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Арсенал (Лондон)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ливерпуль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7"/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Порту (Порту)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2">
            <text:p>12</text:p>
          </table:table-cell>
          <table:table-cell/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string">
            <text:p>Тоттенхэм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шальке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Рома (Рим)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Шахтер (Донецк)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9">
            <text:p>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Милан (Милан)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Лион (Лион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севилья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Бенфика (Лиссабон)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8">
            <text:p>8</text:p>
          </table:table-cell>
          <table:table-cell/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Байер (Леверкузен)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Монако (Монте-Карло)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4"/>
          <table:table-cell office:value-type="float" office:value="23">
            <text:p>23</text:p>
          </table:table-cell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наполи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float" office:value="6">
            <text:p>6</text:p>
          </table:table-cell>
          <table:table-cell/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Валенсия (Валенсия)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Базель (Базель)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зенит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Галатасарай (Стамбул)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марсель</text:p>
          </table:table-cell>
          <table:table-cell table:number-columns-repeated="8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Интер (Милан)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Аякс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string">
            <text:p>аталанта</text:p>
          </table:table-cell>
          <table:table-cell/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рб лейпциг</text:p>
          </table:table-cell>
          <table:table-cell/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бешикташ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лестер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string">
            <text:p>вольфсбург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Динамо (Киев)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ПСВ (Эйндховен)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гент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Олимпиакос (Пирей)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малага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Селтик (Глазго)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АПОЭЛ (Никосия)</text:p>
          </table:table-cell>
          <table:table-cell table:number-columns-repeated="8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ЦСКА (Москва)</text:p>
          </table:table-cell>
          <table:table-cell table:number-columns-repeated="8"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Копенгаген (Копенгаген)</text:p>
          </table:table-cell>
          <table:table-cell table:number-columns-repeated="9"/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До 1961 включ.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КЧ-победы</text:p>
          </table:table-cell>
          <table:table-cell office:value-type="string">
            <text:p>КЧ-финал</text:p>
          </table:table-cell>
          <table:table-cell office:value-type="string">
            <text:p>КЧ-1/2</text:p>
          </table:table-cell>
          <table:table-cell office:value-type="string">
            <text:p>КЧ-1/4</text:p>
          </table:table-cell>
          <table:table-cell office:value-type="string">
            <text:p>Др.-победы</text:p>
          </table:table-cell>
          <table:table-cell office:value-type="string">
            <text:p>Др.-финалы</text:p>
          </table:table-cell>
          <table:table-cell office:value-type="string">
            <text:p>Др.-1/2</text:p>
          </table:table-cell>
          <table:table-cell office:value-type="string">
            <text:p>Др.-1/4</text:p>
          </table:table-cell>
          <table:table-cell table:number-columns-repeated="3"/>
        </table:table-row>
        <table:table-row table:style-name="ro1">
          <table:table-cell office:value-type="string">
            <text:p>Реал (Мадрид)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Барселона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Интер (Милан)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Милан (Милан)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Бенфика (Лиссабон)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хиберниан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рапид вена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гамбург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партизан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мтк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юргорден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фиорентина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манчестер юнайтед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црвена Звезда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ницца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string">
            <text:p>грассхоппер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цска софия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Атлетик Бильбао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вашаш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Боруссия (Дортмунд)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Аякс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севилья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Челси (Лондон)</text:p>
          </table:table-cell>
          <table:table-cell table:style-name="Default"/>
          <table:table-cell table:number-columns-repeated="6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сб. лондона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бирмингем сити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лозанна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сб. копенгагена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Рома (Рим)</text:p>
          </table:table-cell>
          <table:table-cell table:style-name="Default"/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сб. лейпцига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сб. франкфурта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Атлетико (Мадрид)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янг бойз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висмут ауе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винер шпортклуб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string">
            <text:p>шальке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стандард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айнтрахт франкфурт</text:p>
          </table:table-cell>
          <table:table-cell/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Глазго Рейнджерс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реймс</text:p>
          </table:table-cell>
          <table:table-cell/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спарта роттердам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вулверхэмптон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сб. белграда</text:p>
          </table:table-cell>
          <table:table-cell table:number-columns-repeated="6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унион сент-жилуаз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сб. загреба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ИФК Мальмё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Орхус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Бернли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Спартак Градец-Кралове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Динамо (Загреб)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Люцерн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аустрия вена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боруссия мёнхенгладбах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руда гвезда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сб. кёльна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КБ Копенгаген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3"/>
        </table:table-row>
        <table:table-row table:style-name="ro1" table:number-rows-repeated="104829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A12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6">06.03.2020</text:date>, <text:time>13:5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9H24M14S</meta:editing-duration>
    <meta:editing-cycles>717</meta:editing-cycles>
    <meta:generator>OpenOffice/4.1.1$Win32 OpenOffice.org_project/411m6$Build-9775</meta:generator>
    <dc:date>2020-03-06T13:56:16.22</dc:date>
    <meta:document-statistic meta:table-count="3" meta:cell-count="1168" meta:object-count="0"/>
    <meta:user-defined meta:name="Info 1"/>
    <meta:user-defined meta:name="Info 2"/>
    <meta:user-defined meta:name="Info 3"/>
    <meta:user-defined meta:name="Info 4"/>
  </office:meta>
</office:document-meta>
</file>